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 loext:opacity="100%" style:font-name="FreeMono" officeooo:rsid="00138fe6" officeooo:paragraph-rsid="00138fe6"/>
    </style:style>
    <style:style style:name="P2" style:family="paragraph" style:parent-style-name="Standard">
      <style:text-properties fo:font-variant="normal" fo:text-transform="none" fo:color="#000000" loext:opacity="100%" style:font-name="Arial" fo:font-size="10.5pt" fo:letter-spacing="normal" fo:font-style="normal" fo:font-weight="normal" officeooo:rsid="00138fe6" officeooo:paragraph-rsid="00138fe6"/>
    </style:style>
    <style:style style:name="P3" style:family="paragraph" style:parent-style-name="Standard">
      <style:text-properties fo:font-variant="normal" fo:text-transform="none" fo:color="#000000" loext:opacity="100%" style:font-name="Arial" fo:font-size="10.5pt" fo:letter-spacing="normal" fo:font-style="normal" fo:font-weight="normal" officeooo:rsid="00138fe6" officeooo:paragraph-rsid="0014544b"/>
    </style:style>
    <style:style style:name="P4" style:family="paragraph" style:parent-style-name="Standard">
      <style:text-properties fo:font-variant="normal" fo:text-transform="none" fo:color="#000000" loext:opacity="100%" style:font-name="Arial" fo:font-size="10.5pt" fo:letter-spacing="normal" fo:font-style="italic" fo:font-weight="bold" officeooo:rsid="00138fe6" officeooo:paragraph-rsid="00138fe6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ay kids – K-Banda</text:p>
      <text:p text:style-name="P1"/>
      <text:p text:style-name="P2">Stray Kids é um <text:span text:style-name="T1">grupo masculino sul-coreano</text:span> formado pela <text:span text:style-name="T1">JYP Entertainment</text:span>. É composto por oito integrantes: </text:p>
      <text:p text:style-name="P4">Bang Chan, </text:p>
      <text:p text:style-name="P4">Lee Know, </text:p>
      <text:p text:style-name="P4">Changbin, </text:p>
      <text:p text:style-name="P4">Hyunjin,</text:p>
      <text:p text:style-name="P4"><text:s/>Han,</text:p>
      <text:p text:style-name="P4"><text:s/>Felix,</text:p>
      <text:p text:style-name="P4"><text:s/>Seungmin </text:p>
      <text:p text:style-name="P3"><text:span text:style-name="T2">I.N</text:span>. </text:p>
      <text:p text:style-name="P3">Por motivos pessoais não revelados, Woojin deixou o grupo em outubro de 2019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07:45:15.833622725</meta:creation-date>
    <dc:date>2025-08-25T07:34:09.687812813</dc:date>
    <meta:editing-duration>PT17M5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42" meta:character-count="272" meta:non-whitespace-character-count="231"/>
  </office:meta>
</office:document-meta>
</file>